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E9000007658F41668C2C8893AB.jpg" manifest:media-type="image/jpeg"/>
  <manifest:file-entry manifest:full-path="Pictures/10000000000009E900000765D4C08FA0ECABFE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59cm, 1.938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57cm, 2.136cm)" draw:image-opacity="100%" style:mirror="none"/>
    </style:style>
    <style:style style:name="gr3" style:family="graphic" style:parent-style-name="standard">
      <style:graphic-properties draw:stroke="none" svg:stroke-color="#3465a4" draw:fill="solid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3465a4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87cm" svg:height="10.921cm" svg:x="2.032cm" svg:y="2.286cm">
          <draw:image xlink:href="Pictures/10000000000009E900000765D4C08FA0ECABFE28.jpg" xlink:type="simple" xlink:show="embed" xlink:actuate="onLoad" loext:mime-type="image/jpeg">
            <text:p/>
          </draw:image>
        </draw:frame>
        <draw:frame draw:style-name="gr2" draw:text-style-name="P1" draw:layer="layout" svg:width="13.795cm" svg:height="10.961cm" svg:x="13.891cm" svg:y="2.246cm">
          <draw:image xlink:href="Pictures/10000000000009E9000007658F41668C2C8893AB.jpg" xlink:type="simple" xlink:show="embed" xlink:actuate="onLoad" loext:mime-type="image/jpeg">
            <text:p/>
          </draw:image>
        </draw:frame>
        <draw:frame draw:style-name="gr3" draw:text-style-name="P2" draw:layer="layout" svg:width="2.032cm" svg:height="1.673cm" svg:x="0.108cm" svg:y="3.864cm">
          <draw:text-box>
            <text:p>dLRI</text:p>
          </draw:text-box>
        </draw:frame>
        <draw:frame draw:style-name="gr3" draw:text-style-name="P2" draw:layer="layout" svg:width="2.032cm" svg:height="1.673cm" svg:x="0.054cm" svg:y="7.112cm">
          <draw:text-box>
            <text:p>fLRI</text:p>
          </draw:text-box>
        </draw:frame>
        <draw:frame draw:style-name="gr3" draw:text-style-name="P2" draw:layer="layout" svg:width="2.032cm" svg:height="1.673cm" svg:x="0.054cm" svg:y="10.414cm">
          <draw:text-box>
            <text:p>fLRE</text:p>
          </draw:text-box>
        </draw:frame>
        <draw:frame draw:style-name="gr3" draw:text-style-name="P2" draw:layer="layout" svg:width="14.732cm" svg:height="1.673cm" svg:x="11.68cm" svg:y="13.567cm">
          <draw:text-box>
            <text:p>Participants</text:p>
          </draw:text-box>
        </draw:frame>
        <draw:frame draw:style-name="gr4" draw:text-style-name="P3" draw:layer="layout" svg:width="2.032cm" svg:height="1.673cm" svg:x="2.286cm" svg:y="1.167cm">
          <draw:text-box>
            <text:p>a)</text:p>
          </draw:text-box>
        </draw:frame>
        <draw:frame draw:style-name="gr4" draw:text-style-name="P3" draw:layer="layout" svg:width="2.032cm" svg:height="1.673cm" svg:x="13.891cm" svg:y="1.121cm">
          <draw:text-box>
            <text:p>b)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6:29:12.580789348</meta:creation-date>
    <meta:editing-duration>PT59S</meta:editing-duration>
    <meta:editing-cycles>2</meta:editing-cycles>
    <meta:generator>LibreOffice/6.4.7.2$Linux_X86_64 LibreOffice_project/40$Build-2</meta:generator>
    <meta:initial-creator>Francesco Pupillo</meta:initial-creator>
    <dc:date>2021-11-29T16:51:49.979239647</dc:date>
    <dc:creator>Francesco Pupillo</dc:creator>
    <meta:document-statistic meta:object-count="31"/>
  </office:meta>
</office:document-meta>
</file>